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oll 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IML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i K.N</text:p>
          </table:table-cell>
          <table:table-cell office:value-type="float" office:value="76" calcext:value-type="float">
            <text:p>76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table:formula="of:=SUM([.C2:.G2])" office:value-type="float" office:value="418" calcext:value-type="float">
            <text:p>418</text:p>
          </table:table-cell>
          <table:table-cell table:formula="of:=[.H2]/5" office:value-type="float" office:value="83.6" calcext:value-type="float">
            <text:p>83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ibin Mohan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table:formula="of:=SUM([.C3:.G3])" office:value-type="float" office:value="334" calcext:value-type="float">
            <text:p>334</text:p>
          </table:table-cell>
          <table:table-cell table:formula="of:=[.H3]/5"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ril Thomas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table:formula="of:=SUM([.C4:.G4])" office:value-type="float" office:value="369" calcext:value-type="float">
            <text:p>369</text:p>
          </table:table-cell>
          <table:table-cell table:formula="of:=[.H4]/5" office:value-type="float" office:value="73.8" calcext:value-type="float">
            <text:p>73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vya Vijayan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table:formula="of:=SUM([.C5:.G5])" office:value-type="float" office:value="439" calcext:value-type="float">
            <text:p>439</text:p>
          </table:table-cell>
          <table:table-cell table:formula="of:=[.H5]/5" office:value-type="float" office:value="87.8" calcext:value-type="float">
            <text:p>87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ebin Francis</text:p>
          </table:table-cell>
          <table:table-cell office:value-type="float" office:value="78" calcext:value-type="float">
            <text:p>7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table:formula="of:=SUM([.C6:.G6])" office:value-type="float" office:value="344" calcext:value-type="float">
            <text:p>344</text:p>
          </table:table-cell>
          <table:table-cell table:formula="of:=[.H6]/5" office:value-type="float" office:value="68.8" calcext:value-type="float">
            <text:p>68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i Krishna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table:formula="of:=SUM([.C7:.G7])" office:value-type="float" office:value="439" calcext:value-type="float">
            <text:p>439</text:p>
          </table:table-cell>
          <table:table-cell table:formula="of:=[.H7]/5" office:value-type="float" office:value="87.8" calcext:value-type="float">
            <text:p>87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Jejin K.P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formula="of:=SUM([.C8:.G8])" office:value-type="float" office:value="466" calcext:value-type="float">
            <text:p>466</text:p>
          </table:table-cell>
          <table:table-cell table:formula="of:=[.H8]/5" office:value-type="float" office:value="93.2" calcext:value-type="float">
            <text:p>93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niya S.M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formula="of:=SUM([.C9:.G9])" office:value-type="float" office:value="336" calcext:value-type="float">
            <text:p>336</text:p>
          </table:table-cell>
          <table:table-cell table:formula="of:=[.H9]/5" office:value-type="float" office:value="67.2" calcext:value-type="float">
            <text:p>67.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nisha M.N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formula="of:=SUM([.C10:.G10])" office:value-type="float" office:value="400" calcext:value-type="float">
            <text:p>400</text:p>
          </table:table-cell>
          <table:table-cell table:formula="of:=[.H10]/5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isanga S.K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table:formula="of:=SUM([.C11:.G11])" office:value-type="float" office:value="416" calcext:value-type="float">
            <text:p>416</text:p>
          </table:table-cell>
          <table:table-cell table:formula="of:=[.H11]/5" office:value-type="float" office:value="83.2" calcext:value-type="float">
            <text:p>83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9:50:00.953756340</meta:creation-date>
    <dc:date>2020-02-17T20:12:16.352218367</dc:date>
    <meta:editing-duration>PT9M45S</meta:editing-duration>
    <meta:editing-cycles>1</meta:editing-cycles>
    <meta:generator>LibreOffice/5.1.6.2$Linux_X86_64 LibreOffice_project/10m0$Build-2</meta:generator>
    <meta:document-statistic meta:table-count="1" meta:cell-count="99" meta:object-count="0"/>
  </office:meta>
</office:document-meta>
</file>